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rabajando sobre la iteracion 0 del proyecto Aulas</text:p>
          </table:table-cell>
          <table:table-cell office:value-type="date" office:date-value="2013-10-27">
            <text:p>2013-10-2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Trabajando sobre la iteracion 0 del proyecto Aulas – Prototipado de Pantalla</text:p>
          </table:table-cell>
          <table:table-cell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3">
            <text:p>2013-11-0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4">
            <text:p>2013-11-0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 style:data-style-name="N2" text:time-value="0000-00-00T12:37:1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04T12:38:26</dc:date>
    <meta:editing-duration>P2DT2H25M37S</meta:editing-duration>
    <meta:editing-cycles>44</meta:editing-cycles>
    <dc:creator>Mint </dc:creator>
    <meta:document-statistic meta:table-count="2" meta:cell-count="236" meta:object-count="0"/>
  </office:meta>
</office:document-meta>
</file>